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4" style:family="table-cell" style:parent-style-name="Default" style:data-style-name="N3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59">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59">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59">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59">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59">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59">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59">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0">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display="false">
          <table:table-row table:style-name="ro6" table:visibility="collapse">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visibility="collapse">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visibility="collapse">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0">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display="false">
          <table:table-row table:style-name="ro8" table:visibility="collapse">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0">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1">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3" table:style-name="ce60">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display="false">
          <table:table-row table:style-name="ro7" table:visibility="collapse">
            <table:table-cell table:style-name="ce40"/>
            <table:covered-table-cell/>
            <table:table-cell office:value-type="string" table:style-name="ce28">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0" table:visibility="collapse">
            <table:table-cell table:style-name="ce41"/>
            <table:covered-table-cell/>
            <table:table-cell office:value-type="string" table:style-name="ce28">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2">
            <text:p>To test a command's features that are common to all command sets.</text:p>
          </table:table-cell>
          <table:table-cell office:value-type="string" table:style-name="ce42">
            <text:p>CIDAcceptedASQ_r10b</text:p>
          </table:table-cell>
          <table:table-cell office:value-type="string" table:style-name="ce43">
            <text:p>revision 1.0b, section 4</text:p>
          </table:table-cell>
          <table:table-cell office:value-type="string" table:content-validation-name="val1" table:style-name="ce44">
            <text:p>Verify all CID values are accepted in ASQ</text:p>
          </table:table-cell>
          <table:table-cell office:value-type="string" table:style-name="ce45">
            <text:p>Issue Identify CMD 65536 + 1 times and verify that the dnvme assigned CID value is unique each time. Each command must complete in success and be reaped from the ACQ.</text:p>
          </table:table-cell>
          <table:table-cell table:style-name="ce27"/>
          <table:table-cell table:number-columns-repeated="16377" table:style-name="ce1"/>
        </table:table-row>
        <table:table-row-group table:display="false">
          <table:table-row table:style-name="ro7" table:visibility="collapse">
            <table:table-cell table:style-name="ce41"/>
            <table:covered-table-cell/>
            <table:table-cell office:value-type="string" table:style-name="ce42">
              <text:p>CIDAcceptedIOSQ_r10b</text:p>
            </table:table-cell>
            <table:table-cell office:value-type="string" table:style-name="ce43">
              <text:p>revision 1.0b, section 4</text:p>
            </table:table-cell>
            <table:table-cell office:value-type="string" table:content-validation-name="val1" table:style-name="ce44">
              <text:p>Verify all CID values accepted in an IOSQ</text:p>
            </table:table-cell>
            <table:table-cell office:value-type="string" table:style-name="ce45">
              <text:p>Issue Identify CMD 65536 + 1 times and verify that the dnvme assigned CID value is unique each time. Each command must complete in success and be reaped from the IOSQ.</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42">
              <text:p>IllegalAdminCmds_10b</text:p>
            </table:table-cell>
            <table:table-cell office:value-type="string" table:style-name="ce43">
              <text:p>revision 1.0b, section 5</text:p>
            </table:table-cell>
            <table:table-cell office:value-type="string" table:content-validation-name="val1" table:style-name="ce44">
              <text:p>Issue illegal admin cmd set opcodes</text:p>
            </table:table-cell>
            <table:table-cell office:value-type="string" table:style-name="ce45">
              <text:p>Don't test vendor specific opcodes, then determine all supported admin cmds based upon the NVM cmd set and issue all other illegal opcodes. <text:s/>Verify status code in the CE of ACQ is 1h.</text:p>
            </table:table-cell>
            <table:table-cell table:style-name="ce27"/>
            <table:table-cell table:number-columns-repeated="16377" table:style-name="ce1"/>
          </table:table-row>
          <table:table-row table:style-name="ro11" table:visibility="collapse">
            <table:table-cell table:style-name="ce41"/>
            <table:covered-table-cell/>
            <table:table-cell office:value-type="string" table:style-name="ce42">
              <text:p>IllegalNVMCmds_10b</text:p>
            </table:table-cell>
            <table:table-cell office:value-type="string" table:style-name="ce43">
              <text:p>revision 1.0b, section 6</text:p>
            </table:table-cell>
            <table:table-cell office:value-type="string" table:content-validation-name="val1" table:style-name="ce44">
              <text:p>Issue illegal nvm cmd set opcodes</text:p>
            </table:table-cell>
            <table:table-cell office:value-type="string" table:style-name="ce45">
              <text:p>Don't test vendor specific opcodes, then determine all supported NVM cmds and issue all other illegal opcodes. <text:s/>Verify status code in the CE of A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0">
            <text:p>Validate general queue functionality.</text:p>
          </table:table-cell>
          <table:table-cell office:value-type="string" table:style-name="ce46">
            <text:p>InitialStateAdmin_r10b</text:p>
          </table:table-cell>
          <table:table-cell office:value-type="string" table:style-name="ce42">
            <text:p>revision 1.0b, section 4</text:p>
          </table:table-cell>
          <table:table-cell office:value-type="string" table:content-validation-name="val1" table:style-name="ce44">
            <text:p>Validate new ASQ/ACQ pointer initial states</text:p>
          </table:table-cell>
          <table:table-cell office:value-type="string" table:style-name="ce33">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7"/>
            <table:covered-table-cell/>
            <table:table-cell office:value-type="string" table:style-name="ce48">
              <text:p>AdminQRollChkSame_r10b</text:p>
            </table:table-cell>
            <table:table-cell office:value-type="string" table:style-name="ce42">
              <text:p>revision 1.0b, section 4</text:p>
            </table:table-cell>
            <table:table-cell office:value-type="string" table:content-validation-name="val1" table:style-name="ce44">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7"/>
            <table:covered-table-cell/>
            <table:table-cell office:value-type="string" table:style-name="ce48">
              <text:p>AdminQRollChkDiff_r10b</text:p>
            </table:table-cell>
            <table:table-cell office:value-type="string" table:style-name="ce42">
              <text:p>revision 1.0b, section 4</text:p>
            </table:table-cell>
            <table:table-cell office:value-type="string" table:content-validation-name="val1" table:style-name="ce44">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3">
            <table:table-cell table:style-name="ce47"/>
            <table:covered-table-cell/>
            <table:table-cell office:value-type="string" table:style-name="ce49">
              <text:p>IOQRollChkSame_r10b</text:p>
            </table:table-cell>
            <table:table-cell office:value-type="string" table:style-name="ce42">
              <text:p>revision 1.0b, section 4</text:p>
            </table:table-cell>
            <table:table-cell office:value-type="string" table:content-validation-name="val1" table:style-name="ce44">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4">
            <table:table-cell table:style-name="ce47"/>
            <table:covered-table-cell/>
            <table:table-cell office:value-type="string" table:style-name="ce49">
              <text:p>IOQRollChkDiff_r10b</text:p>
            </table:table-cell>
            <table:table-cell office:value-type="string" table:style-name="ce42">
              <text:p>revision 1.0b, section 4</text:p>
            </table:table-cell>
            <table:table-cell office:value-type="string" table:content-validation-name="val1" table:style-name="ce44">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0"/>
            <table:covered-table-cell/>
            <table:table-cell office:value-type="string" table:style-name="ce64">
              <text:p>ManySQtoCQAssoc_r10b</text:p>
            </table:table-cell>
            <table:table-cell office:value-type="string" table:style-name="ce42">
              <text:p>revision 1.0b, section 4</text:p>
            </table:table-cell>
            <table:table-cell office:value-type="string" table:content-validation-name="val1" table:style-name="ce44">
              <text:p>Create many IOSQ to IOCQ associations.</text:p>
            </table:table-cell>
            <table:table-cell office:value-type="string" table:style-name="ce33">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7">
            <table:table-cell table:style-name="ce50"/>
            <table:covered-table-cell/>
            <table:table-cell office:value-type="string" table:style-name="ce13">
              <text:p>AdminQFull_r10b</text:p>
            </table:table-cell>
            <table:table-cell office:value-type="string" table:style-name="ce42">
              <text:p>revision 1.0b, section 4</text:p>
            </table:table-cell>
            <table:table-cell office:value-type="string" table:content-validation-name="val1" table:style-name="ce44">
              <text:p>Issue cmds until both ASQ and ACQ fill up.</text:p>
            </table:table-cell>
            <table:table-cell office:value-type="string" table:style-name="ce12">
              <text:p>Create 3 cases where ASQ {&lt;, =, &gt;} ACQ. Submit ((ASQ.size + ACQ.size) - 2) cmds into ASQ, ring the doorbell for each cmd, but never reap from the ACQ. This condition should remain full for some reasonable amount of time.</text:p>
            </table:table-cell>
            <table:table-cell table:style-name="ce27"/>
            <table:table-cell table:number-columns-repeated="16377" table:style-name="ce1"/>
          </table:table-row>
          <table:table-row table:style-name="ro7">
            <table:table-cell table:style-name="ce50"/>
            <table:covered-table-cell/>
            <table:table-cell office:value-type="string" table:style-name="ce13">
              <text:p>IOQFull_r10b</text:p>
            </table:table-cell>
            <table:table-cell office:value-type="string" table:style-name="ce42">
              <text:p>revision 1.0b, section 4</text:p>
            </table:table-cell>
            <table:table-cell office:value-type="string" table:content-validation-name="val1" table:style-name="ce44">
              <text:p>Issue cmds until both IOSQ and IOCQ fill up.</text:p>
            </table:table-cell>
            <table:table-cell office:value-type="string" table:style-name="ce12">
              <text:p>Create 3 cases where IOSQ {&lt;, =, &gt;} IOCQ. Submit ((IOSQ.size + IOCQ.size) - 2) cmds into IOSQ, ring the doorbell for each cmd, but never reap from the IOCQ. This condition should remain full for some reasonable amount of time.</text:p>
            </table:table-cell>
            <table:table-cell table:style-name="ce27"/>
            <table:table-cell table:number-columns-repeated="16377" table:style-name="ce1"/>
          </table:table-row>
          <table:table-row table:style-name="ro15">
            <table:table-cell table:style-name="ce50"/>
            <table:covered-table-cell/>
            <table:table-cell office:value-type="string" table:style-name="ce13">
              <text:p>ManyCmdSubmit_r10b</text:p>
            </table:table-cell>
            <table:table-cell office:value-type="string" table:style-name="ce42">
              <text:p>revision 1.0b, section 4</text:p>
            </table:table-cell>
            <table:table-cell office:value-type="string" table:content-validation-name="val1" table:style-name="ce44">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13">
              <text:p>IllegalDeleteQs_r10b</text:p>
            </table:table-cell>
            <table:table-cell office:value-type="string" table:style-name="ce42">
              <text:p>revision 1.0b, section 5</text:p>
            </table:table-cell>
            <table:table-cell office:value-type="string" table:content-validation-name="val1" table:style-name="ce44">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IllegalCreateQs_r10b</text:p>
            </table:table-cell>
            <table:table-cell office:value-type="string" table:style-name="ce42">
              <text:p>revision 1.0b, section 5</text:p>
            </table:table-cell>
            <table:table-cell office:value-type="string" table:content-validation-name="val1" table:style-name="ce44">
              <text:p>Create admin Q's with Dele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7"/>
            <table:table-cell table:number-columns-repeated="16377" table:style-name="ce1"/>
          </table:table-row>
          <table:table-row table:style-name="ro6">
            <table:table-cell table:style-name="ce50"/>
            <table:covered-table-cell/>
            <table:table-cell office:value-type="string" table:style-name="ce13">
              <text:p>IllegalCreateOrder_r10b</text:p>
            </table:table-cell>
            <table:table-cell office:value-type="string" table:style-name="ce42">
              <text:p>revision 1.0b, section 4</text:p>
            </table:table-cell>
            <table:table-cell office:value-type="string" table:content-validation-name="val1" table:style-name="ce44">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0"/>
            <table:covered-table-cell/>
            <table:table-cell office:value-type="string" table:style-name="ce13">
              <text:p>MaxIOQ_r10b</text:p>
            </table:table-cell>
            <table:table-cell office:value-type="string" table:style-name="ce42">
              <text:p>revision 1.0b, section 4</text:p>
            </table:table-cell>
            <table:table-cell office:value-type="string" table:content-validation-name="val1" table:style-name="ce44">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table-cell table:style-name="ce50"/>
            <table:covered-table-cell/>
            <table:table-cell office:value-type="string" table:style-name="ce13">
              <text:p>SQCQSizeMismatch_r10b</text:p>
            </table:table-cell>
            <table:table-cell office:value-type="string" table:style-name="ce42">
              <text:p>revision 1.0b, section 4</text:p>
            </table:table-cell>
            <table:table-cell office:value-type="string" table:content-validation-name="val1" table:style-name="ce44">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table-cell table:style-name="ce41"/>
            <table:covered-table-cell/>
            <table:table-cell office:value-type="string" table:style-name="ce13">
              <text:p>QIDVariations_r10b</text:p>
            </table:table-cell>
            <table:table-cell office:value-type="string" table:style-name="ce42">
              <text:p>revision 1.0b, section 5</text:p>
            </table:table-cell>
            <table:table-cell office:value-type="string" table:content-validation-name="val1" table:style-name="ce44">
              <text:p>Vary the QID pair's.</text:p>
            </table:table-cell>
            <table:table-cell office:value-type="string" table:style-name="ce12">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7"/>
            <table:table-cell table:number-columns-repeated="16377" table:style-name="ce1"/>
          </table:table-row>
        </table:table-row-group>
        <table:table-row table:style-name="ro12">
          <table:table-cell office:value-type="string" table:style-name="ce12">
            <text:p>GrpNVMWriteCmd</text:p>
          </table:table-cell>
          <table:table-cell office:value-type="string" table:number-columns-spanned="1" table:number-rows-spanned="18" table:style-name="ce60">
            <text:p>NVM cmd set write test cases that don't require data verification to detect a successful outcome.</text:p>
          </table:table-cell>
          <table:table-cell office:value-type="string" table:style-name="ce28">
            <text:p>LBAOutOfRangeBare_r10b</text:p>
          </table:table-cell>
          <table:table-cell office:value-type="string" table:style-name="ce42">
            <text:p>revision 1.0b, section 4,6</text:p>
          </table:table-cell>
          <table:table-cell office:value-type="string" table:content-validation-name="val1" table:style-name="ce44">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group>
          <table:table-row table:style-name="ro12" table:visibility="collapse">
            <table:table-cell table:style-name="ce51"/>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visibility="collapse">
            <table:table-cell table:style-name="ce51"/>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visibility="collapse">
            <table:table-cell table:style-name="ce41"/>
            <table:covered-table-cell/>
            <table:table-cell office:value-type="string" table:style-name="ce13">
              <text:p>ProtInfoIgnoreBare_r10b</text:p>
            </table:table-cell>
            <table:table-cell office:value-type="string" table:style-name="ce42">
              <text:p>revision 1.0b, section 6</text:p>
            </table:table-cell>
            <table:table-cell office:value-type="string" table:content-validation-name="val1" table:style-name="ce44">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visibility="collapse">
            <table:table-cell table:style-name="ce41"/>
            <table:covered-table-cell/>
            <table:table-cell office:value-type="string" table:style-name="ce13">
              <text:p>ProtInfoIgnoreMeta_r10b</text:p>
            </table:table-cell>
            <table:table-cell office:value-type="string" table:style-name="ce42">
              <text:p>revision 1.0b, section 6</text:p>
            </table:table-cell>
            <table:table-cell office:value-type="string" table:content-validation-name="val1" table:style-name="ce44">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write and cause SC=Conflicting Attributes</text:p>
            </table:table-cell>
            <table:table-cell office:value-type="string" table:style-name="ce12">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52">
              <text:p>InvalProtInfo_r10b</text:p>
            </table:table-cell>
            <table:table-cell office:value-type="string" table:style-name="ce42">
              <text:p>revision 1.0b, section 6</text:p>
            </table:table-cell>
            <table:table-cell office:value-type="string" table:content-validation-name="val1" table:style-name="ce44">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visibility="collapse">
            <table:table-cell table:style-name="ce41"/>
            <table:covered-table-cell/>
            <table:table-cell office:value-type="string" table:style-name="ce52">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visibility="collapse">
            <table:table-cell table:style-name="ce41"/>
            <table:covered-table-cell/>
            <table:table-cell office:value-type="string" table:style-name="ce52">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2">
          <table:table-cell office:value-type="string" table:style-name="ce38">
            <text:p>GrpNVMWriteReadCombo</text:p>
          </table:table-cell>
          <table:table-cell office:value-type="string" table:number-columns-spanned="1" table:number-rows-spanned="15" table:style-name="ce63">
            <text:p>NVM cmd set write/read test cases that require data verification to detect a successful outcome.</text:p>
          </table:table-cell>
          <table:table-cell office:value-type="string" table:style-name="ce28">
            <text:p>RsvdBitsInPRP_r10b</text:p>
          </table:table-cell>
          <table:table-cell office:value-type="string" table:style-name="ce42">
            <text:p>revision 1.0b, section 4</text:p>
          </table:table-cell>
          <table:table-cell office:value-type="string" table:content-validation-name="val1" table:style-name="ce44">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visibility="collapse">
            <table:table-cell table:style-name="ce41"/>
            <table:covered-table-cell/>
            <table:table-cell office:value-type="string" table:style-name="ce13">
              <text:p>PRPOffsetSinglePgSingleBlk_r10b</text:p>
            </table:table-cell>
            <table:table-cell office:value-type="string" table:style-name="ce42">
              <text:p>revision 1.0b, section 6</text:p>
            </table:table-cell>
            <table:table-cell office:value-type="string" table:content-validation-name="val1" table:style-name="ce44">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visibility="collapse">
            <table:table-cell table:style-name="ce41"/>
            <table:covered-table-cell/>
            <table:table-cell office:value-type="string" table:style-name="ce13">
              <text:p>PRPOffsetSinglePgMultiBlk_r10b</text:p>
            </table:table-cell>
            <table:table-cell office:value-type="string" table:style-name="ce42">
              <text:p>revision 1.0b, section 6</text:p>
            </table:table-cell>
            <table:table-cell office:value-type="string" table:content-validation-name="val1" table:style-name="ce44">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visibility="collapse">
            <table:table-cell table:style-name="ce41"/>
            <table:covered-table-cell/>
            <table:table-cell office:value-type="string" table:style-name="ce13">
              <text:p>PRPOffsetDualPgMultiBlk_r10b</text:p>
            </table:table-cell>
            <table:table-cell office:value-type="string" table:style-name="ce42">
              <text:p>revision 1.0b, section 6</text:p>
            </table:table-cell>
            <table:table-cell office:value-type="string" table:content-validation-name="val1" table:style-name="ce44">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1"/>
            <table:covered-table-cell/>
            <table:table-cell office:value-type="string" table:style-name="ce13">
              <text:p>PRPOffsetMultiPgMultiBlk_r10b</text:p>
            </table:table-cell>
            <table:table-cell office:value-type="string" table:style-name="ce42">
              <text:p>revision 1.0b, section 6</text:p>
            </table:table-cell>
            <table:table-cell office:value-type="string" table:content-validation-name="val1" table:style-name="ce44">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Bare_r10b</text:p>
            </table:table-cell>
            <table:table-cell office:value-type="string" table:style-name="ce42">
              <text:p>revision 1.0b, section 6</text:p>
            </table:table-cell>
            <table:table-cell office:value-type="string" table:content-validation-name="val1" table:style-name="ce44">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Meta_r10b</text:p>
            </table:table-cell>
            <table:table-cell office:value-type="string" table:style-name="ce42">
              <text:p>revision 1.0b, section 6</text:p>
            </table:table-cell>
            <table:table-cell office:value-type="string" table:content-validation-name="val1" table:style-name="ce44">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E2E_r10b</text:p>
            </table:table-cell>
            <table:table-cell office:value-type="string" table:style-name="ce42">
              <text:p>revision 1.0b, section 6</text:p>
            </table:table-cell>
            <table:table-cell office:value-type="string" table:content-validation-name="val1" table:style-name="ce44">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NLBABare_r10b</text:p>
            </table:table-cell>
            <table:table-cell office:value-type="string" table:style-name="ce42">
              <text:p>revision 1.0b, section 6</text:p>
            </table:table-cell>
            <table:table-cell office:value-type="string" table:content-validation-name="val1" table:style-name="ce44">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visibility="collapse">
            <table:table-cell table:style-name="ce41"/>
            <table:covered-table-cell/>
            <table:table-cell office:value-type="string" table:style-name="ce13">
              <text:p>NLBAMeta_r10b</text:p>
            </table:table-cell>
            <table:table-cell office:value-type="string" table:style-name="ce42">
              <text:p>revision 1.0b, section 6</text:p>
            </table:table-cell>
            <table:table-cell office:value-type="string" table:content-validation-name="val1" table:style-name="ce44">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1"/>
            <table:covered-table-cell/>
            <table:table-cell office:value-type="string" table:style-name="ce13">
              <text:p>NLBAE2E_r10b</text:p>
            </table:table-cell>
            <table:table-cell office:value-type="string" table:style-name="ce42">
              <text:p>revision 1.0b, section 6</text:p>
            </table:table-cell>
            <table:table-cell office:value-type="string" table:content-validation-name="val1" table:style-name="ce44">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visibility="collapse">
            <table:table-cell table:style-name="ce7"/>
            <table:covered-table-cell/>
            <table:table-cell office:value-type="string" table:style-name="ce13">
              <text:p>CapacityExceedBare_r10b</text:p>
            </table:table-cell>
            <table:table-cell office:value-type="string" table:style-name="ce42">
              <text:p>revision 1.0b, section 4,6</text:p>
            </table:table-cell>
            <table:table-cell office:value-type="string" table:content-validation-name="val1" table:style-name="ce44">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8" table:visibility="collapse">
            <table:table-cell table:style-name="ce41"/>
            <table:covered-table-cell/>
            <table:table-cell office:value-type="string" table:style-name="ce13">
              <text:p>CapacityExceedMeta_r10b</text:p>
            </table:table-cell>
            <table:table-cell office:value-type="string" table:style-name="ce42">
              <text:p>revision 1.0b, section 4,6</text:p>
            </table:table-cell>
            <table:table-cell office:value-type="string" table:content-validation-name="val1" table:style-name="ce44">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8" table:visibility="collapse">
            <table:table-cell table:style-name="ce41"/>
            <table:covered-table-cell/>
            <table:table-cell office:value-type="string" table:style-name="ce13">
              <text:p>CapacityExceedE2E_r10b</text:p>
            </table:table-cell>
            <table:table-cell office:value-type="string" table:style-name="ce42">
              <text:p>revision 1.0b, section 4,6</text:p>
            </table:table-cell>
            <table:table-cell office:value-type="string" table:content-validation-name="val1" table:style-name="ce44">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2" table:visibility="collapse">
            <table:table-cell table:style-name="ce41"/>
            <table:covered-table-cell/>
            <table:table-cell office:value-type="string" table:style-name="ce13">
              <text:p>DatasetMgmt_r10b</text:p>
            </table:table-cell>
            <table:table-cell office:value-type="string" table:style-name="ce42">
              <text:p>revision 1.0b, section 6</text:p>
            </table:table-cell>
            <table:table-cell office:value-type="string" table:content-validation-name="val1" table:style-name="ce44">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20">
          <table:table-cell office:value-type="string" table:style-name="ce38">
            <text:p>GrpNVMReadCmd</text:p>
          </table:table-cell>
          <table:table-cell office:value-type="string" table:number-columns-spanned="1" table:number-rows-spanned="15" table:style-name="ce63">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2">
            <text:p>revision 1.0b, section 4,6</text:p>
          </table:table-cell>
          <table:table-cell office:value-type="string" table:content-validation-name="val1" table:style-name="ce44">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0" table:visibility="collapse">
            <table:table-cell table:style-name="ce51"/>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0" table:visibility="collapse">
            <table:table-cell table:style-name="ce51"/>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read and cause SC=LBA Out of Range on E2E namspcs</text:p>
            </table:table-cell>
            <table:table-cell office:value-type="string" table:style-name="ce33">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20"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read and cause SC=Conflicting Attributes</text:p>
            </table:table-cell>
            <table:table-cell office:value-type="string" table:style-name="ce12">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visibility="collapse">
            <table:table-cell table:style-name="ce41"/>
            <table:covered-table-cell/>
            <table:table-cell office:value-type="string" table:style-name="ce52">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visibility="collapse">
            <table:table-cell table:style-name="ce41"/>
            <table:covered-table-cell/>
            <table:table-cell office:value-type="string" table:style-name="ce52">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3">
            <text:p>NVM cmd set flush test cases.</text:p>
          </table: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5"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FunctionalityBare_r10b</text:p>
            </table:table-cell>
            <table:table-cell office:value-type="string" table:style-name="ce42">
              <text:p>revision 1.0b, section 6</text:p>
            </table:table-cell>
            <table:table-cell office:value-type="string" table:content-validation-name="val1" table:style-name="ce44">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FunctionalityMeta_r10b</text:p>
            </table:table-cell>
            <table:table-cell office:value-type="string" table:style-name="ce42">
              <text:p>revision 1.0b, section 6</text:p>
            </table:table-cell>
            <table:table-cell office:value-type="string" table:content-validation-name="val1" table:style-name="ce44">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FunctionalityE2E_r10b</text:p>
            </table:table-cell>
            <table:table-cell office:value-type="string" table:style-name="ce42">
              <text:p>revision 1.0b, section 6</text:p>
            </table:table-cell>
            <table:table-cell office:value-type="string" table:content-validation-name="val1" table:style-name="ce44">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3">
            <text:p>NVM cmd set write uncorrectable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visibility="collapse">
            <table:table-cell table:style-name="ce41"/>
            <table:covered-table-cell/>
            <table:table-cell office:value-type="string" table:style-name="ce28">
              <text:p>LBAOutOfRange_r10b</text:p>
            </table:table-cell>
            <table:table-cell office:value-type="string" table:style-name="ce42">
              <text:p>revision 1.0b, section 4,6</text:p>
            </table:table-cell>
            <table:table-cell office:value-type="string" table:content-validation-name="val1" table:style-name="ce44">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3" table:visibility="collapse">
            <table:table-cell table:style-name="ce41"/>
            <table:covered-table-cell/>
            <table:table-cell office:value-type="string" table:style-name="ce13">
              <text:p>CapacityExceed_r10b</text:p>
            </table:table-cell>
            <table:table-cell office:value-type="string" table:style-name="ce42">
              <text:p>revision 1.0b, section 4,6</text:p>
            </table:table-cell>
            <table:table-cell office:value-type="string" table:content-validation-name="val1" table:style-name="ce44">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visibility="collapse">
            <table:table-cell table:style-name="ce41"/>
            <table:covered-table-cell/>
            <table:table-cell office:value-type="string" table:style-name="ce13">
              <text:p>IgnoreMetaPtr_r10b</text:p>
            </table:table-cell>
            <table:table-cell office:value-type="string" table:style-name="ce42">
              <text:p>revision 1.0b, section 6</text:p>
            </table:table-cell>
            <table:table-cell office:value-type="string" table:content-validation-name="val1" table:style-name="ce44">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5" table:visibility="collapse">
            <table:table-cell table:style-name="ce41"/>
            <table:covered-table-cell/>
            <table:table-cell office:value-type="string" table:style-name="ce13">
              <text:p>NLB_r10b</text:p>
            </table:table-cell>
            <table:table-cell office:value-type="string" table:style-name="ce42">
              <text:p>revision 1.0b, section 6</text:p>
            </table:table-cell>
            <table:table-cell office:value-type="string" table:content-validation-name="val1" table:style-name="ce44">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ValidateFuncBare_r10b</text:p>
            </table:table-cell>
            <table:table-cell office:value-type="string" table:style-name="ce42">
              <text:p>revision 1.0b, section 6</text:p>
            </table:table-cell>
            <table:table-cell office:value-type="string" table:content-validation-name="val1" table:style-name="ce44">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ValidateFuncMeta_r10b</text:p>
            </table:table-cell>
            <table:table-cell office:value-type="string" table:style-name="ce42">
              <text:p>revision 1.0b, section 6</text:p>
            </table:table-cell>
            <table:table-cell office:value-type="string" table:content-validation-name="val1" table:style-name="ce44">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visibility="collapse">
            <table:table-cell table:style-name="ce41"/>
            <table:covered-table-cell/>
            <table:table-cell office:value-type="string" table:style-name="ce13">
              <text:p>ValidateFuncE2E_r10b</text:p>
            </table:table-cell>
            <table:table-cell office:value-type="string" table:style-name="ce42">
              <text:p>revision 1.0b, section 6</text:p>
            </table:table-cell>
            <table:table-cell office:value-type="string" table:content-validation-name="val1" table:style-name="ce44">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0">
            <text:p>NVM cmd set dataset mgmt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visibility="collapse">
            <table:table-cell table:style-name="ce7"/>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16" table:visibility="collapse">
            <table:table-cell table:style-name="ce41"/>
            <table:covered-table-cell/>
            <table:table-cell office:value-type="string" table:style-name="ce13">
              <text:p>PRP1PRP2NR_r10b</text:p>
            </table:table-cell>
            <table:table-cell office:value-type="string" table:style-name="ce42">
              <text:p>revision 1.0b, section 6</text:p>
            </table:table-cell>
            <table:table-cell office:value-type="string" table:content-validation-name="val1" table:style-name="ce44">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visibility="collapse">
            <table:table-cell table:style-name="ce41"/>
            <table:covered-table-cell/>
            <table:table-cell office:value-type="string" table:style-name="ce13">
              <text:p>Attributes_r10b</text:p>
            </table:table-cell>
            <table:table-cell office:value-type="string" table:style-name="ce42">
              <text:p>revision 1.0b, section 6</text:p>
            </table:table-cell>
            <table:table-cell office:value-type="string" table:content-validation-name="val1" table:style-name="ce44">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1"/>
            <table:covered-table-cell/>
            <table:table-cell office:value-type="string" table:style-name="ce13">
              <text:p>ConflictAttribSingle_r10b</text:p>
            </table:table-cell>
            <table:table-cell office:value-type="string" table:style-name="ce42">
              <text:p>revision 1.0b, section 6</text:p>
            </table:table-cell>
            <table:table-cell office:value-type="string" table:content-validation-name="val1" table:style-name="ce44">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5" table:visibility="collapse">
            <table:table-cell table:style-name="ce41"/>
            <table:covered-table-cell/>
            <table:table-cell office:value-type="string" table:style-name="ce13">
              <text:p>ConflictAttribAdjacent_r10b</text:p>
            </table:table-cell>
            <table:table-cell office:value-type="string" table:style-name="ce42">
              <text:p>revision 1.0b, section 6</text:p>
            </table:table-cell>
            <table:table-cell office:value-type="string" table:content-validation-name="val1" table:style-name="ce44">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8" table:visibility="collapse">
            <table:table-cell table:style-name="ce41"/>
            <table:covered-table-cell/>
            <table:table-cell office:value-type="string" table:style-name="ce13">
              <text:p>ConflictAttribOverlap_r10b</text:p>
            </table:table-cell>
            <table:table-cell office:value-type="string" table:style-name="ce42">
              <text:p>revision 1.0b, section 6</text:p>
            </table:table-cell>
            <table:table-cell office:value-type="string" table:content-validation-name="val1" table:style-name="ce44">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visibility="collapse">
            <table:table-cell table:style-name="ce41"/>
            <table:covered-table-cell/>
            <table:table-cell office:value-type="string" table:style-name="ce13">
              <text:p>IdenticalAttribOverlap_r10b</text:p>
            </table:table-cell>
            <table:table-cell office:value-type="string" table:style-name="ce42">
              <text:p>revision 1.0b, section 6</text:p>
            </table:table-cell>
            <table:table-cell office:value-type="string" table:content-validation-name="val1" table:style-name="ce44">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1RangeEntireLen1Addr_r10b</text:p>
            </table:table-cell>
            <table:table-cell office:value-type="string" table:style-name="ce42">
              <text:p>revision 1.0b, section 6</text:p>
            </table:table-cell>
            <table:table-cell office:value-type="string" table:content-validation-name="val1" table:style-name="ce44">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1"/>
            <table:covered-table-cell/>
            <table:table-cell office:value-type="string" table:style-name="ce13">
              <text:p>Dealloc1RangeVaryLen1Addr_r10b</text:p>
            </table:table-cell>
            <table:table-cell office:value-type="string" table:style-name="ce42">
              <text:p>revision 1.0b, section 6</text:p>
            </table:table-cell>
            <table:table-cell office:value-type="string" table:content-validation-name="val1" table:style-name="ce44">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1RangeVaryLenVaryAddr_r10b</text:p>
            </table:table-cell>
            <table:table-cell office:value-type="string" table:style-name="ce42">
              <text:p>revision 1.0b, section 6</text:p>
            </table:table-cell>
            <table:table-cell office:value-type="string" table:content-validation-name="val1" table:style-name="ce44">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1"/>
            <table:covered-table-cell/>
            <table:table-cell office:value-type="string" table:style-name="ce13">
              <text:p>DeallocVaryRangeScaleLenScaleAddr_r10b</text:p>
            </table:table-cell>
            <table:table-cell office:value-type="string" table:style-name="ce42">
              <text:p>revision 1.0b, section 6</text:p>
            </table:table-cell>
            <table:table-cell office:value-type="string" table:content-validation-name="val1" table:style-name="ce44">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visibility="collapse">
            <table:table-cell table:style-name="ce41"/>
            <table:covered-table-cell/>
            <table:table-cell office:value-type="string" table:style-name="ce13">
              <text:p>DeallocVaryRangeVaryLenVaryAddr_r10b</text:p>
            </table:table-cell>
            <table:table-cell office:value-type="string" table:style-name="ce42">
              <text:p>revision 1.0b, section 6</text:p>
            </table:table-cell>
            <table:table-cell office:value-type="string" table:content-validation-name="val1" table:style-name="ce44">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1"/>
            <table:covered-table-cell/>
            <table:table-cell office:value-type="string" table:style-name="ce13">
              <text:p>IntegralWriteAttrib_r10b</text:p>
            </table:table-cell>
            <table:table-cell office:value-type="string" table:style-name="ce42">
              <text:p>revision 1.0b, section 6</text:p>
            </table:table-cell>
            <table:table-cell office:value-type="string" table:content-validation-name="val1" table:style-name="ce44">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1"/>
            <table:covered-table-cell/>
            <table:table-cell office:value-type="string" table:style-name="ce13">
              <text:p>IntegralReadAttrib_r10b</text:p>
            </table:table-cell>
            <table:table-cell office:value-type="string" table:style-name="ce42">
              <text:p>revision 1.0b, section 6</text:p>
            </table:table-cell>
            <table:table-cell office:value-type="string" table:content-validation-name="val1" table:style-name="ce44">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0">
            <text:p>NVM cmd set compare test cases.</text:p>
          </table:table-cell>
          <table:table-cell office:value-type="string" table:style-name="ce28">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visibility="collapse">
            <table:table-cell table:style-name="ce7"/>
            <table:covered-table-cell/>
            <table:table-cell office:value-type="string" table:style-name="ce28">
              <text:p>LBAOutOfRangeBare_r10b</text:p>
            </table:table-cell>
            <table:table-cell office:value-type="string" table:style-name="ce42">
              <text:p>revision 1.0b, section 4,6</text:p>
            </table:table-cell>
            <table:table-cell office:value-type="string" table:content-validation-name="val1" table:style-name="ce44">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2" table:visibility="collapse">
            <table:table-cell table:style-name="ce51"/>
            <table:covered-table-cell/>
            <table:table-cell office:value-type="string" table:style-name="ce28">
              <text:p>LBAOutOfRangeMeta_r10b</text:p>
            </table:table-cell>
            <table:table-cell office:value-type="string" table:style-name="ce42">
              <text:p>revision 1.0b, section 4,6</text:p>
            </table:table-cell>
            <table:table-cell office:value-type="string" table:content-validation-name="val1" table:style-name="ce44">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visibility="collapse">
            <table:table-cell table:style-name="ce51"/>
            <table:covered-table-cell/>
            <table:table-cell office:value-type="string" table:style-name="ce28">
              <text:p>LBAOutOfRangeE2E_r10b</text:p>
            </table:table-cell>
            <table:table-cell office:value-type="string" table:style-name="ce42">
              <text:p>revision 1.0b, section 4,6</text:p>
            </table:table-cell>
            <table:table-cell office:value-type="string" table:content-validation-name="val1" table:style-name="ce44">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visibility="collapse">
            <table:table-cell table:style-name="ce41"/>
            <table:covered-table-cell/>
            <table:table-cell office:value-type="string" table:style-name="ce13">
              <text:p>InvalidNamspc_r10b</text:p>
            </table:table-cell>
            <table:table-cell office:value-type="string" table:style-name="ce42">
              <text:p>revision 1.0b, section 4,6</text:p>
            </table:table-cell>
            <table:table-cell office:value-type="string" table:content-validation-name="val1" table:style-name="ce44">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4" table:visibility="collapse">
            <table:table-cell table:style-name="ce41"/>
            <table:covered-table-cell/>
            <table:table-cell office:value-type="string" table:style-name="ce13">
              <text:p>UnsupportRrvdFields_r10b</text:p>
            </table:table-cell>
            <table:table-cell office:value-type="string" table:style-name="ce42">
              <text:p>revision 1.0b, section 6</text:p>
            </table:table-cell>
            <table:table-cell office:value-type="string" table:content-validation-name="val1" table:style-name="ce44">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5" table:visibility="collapse">
            <table:table-cell table:style-name="ce41"/>
            <table:covered-table-cell/>
            <table:table-cell office:value-type="string" table:style-name="ce13">
              <text:p>IgnoreMetaPtrBare_r10b</text:p>
            </table:table-cell>
            <table:table-cell office:value-type="string" table:style-name="ce42">
              <text:p>revision 1.0b, section 6</text:p>
            </table:table-cell>
            <table:table-cell office:value-type="string" table:content-validation-name="val1" table:style-name="ce44">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IgnoreMetaPtrMeta_r10b</text:p>
            </table:table-cell>
            <table:table-cell office:value-type="string" table:style-name="ce42">
              <text:p>revision 1.0b, section 6</text:p>
            </table:table-cell>
            <table:table-cell office:value-type="string" table:content-validation-name="val1" table:style-name="ce44">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0" table:visibility="collapse">
            <table:table-cell table:style-name="ce41"/>
            <table:covered-table-cell/>
            <table:table-cell office:value-type="string" table:style-name="ce13">
              <text:p>IgnoreMetaPtrE2E_r10b</text:p>
            </table:table-cell>
            <table:table-cell office:value-type="string" table:style-name="ce42">
              <text:p>revision 1.0b, section 6</text:p>
            </table:table-cell>
            <table:table-cell office:value-type="string" table:content-validation-name="val1" table:style-name="ce44">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ProtInfoIgnoreBare_r10b</text:p>
            </table:table-cell>
            <table:table-cell office:value-type="string" table:style-name="ce42">
              <text:p>revision 1.0b, section 6</text:p>
            </table:table-cell>
            <table:table-cell office:value-type="string" table:content-validation-name="val1" table:style-name="ce44">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0" table:visibility="collapse">
            <table:table-cell table:style-name="ce41"/>
            <table:covered-table-cell/>
            <table:table-cell office:value-type="string" table:style-name="ce13">
              <text:p>ProtInfoIgnoreMeta_r10b</text:p>
            </table:table-cell>
            <table:table-cell office:value-type="string" table:style-name="ce42">
              <text:p>revision 1.0b, section 6</text:p>
            </table:table-cell>
            <table:table-cell office:value-type="string" table:content-validation-name="val1" table:style-name="ce44">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ConflictAttrib_r10b</text:p>
            </table:table-cell>
            <table:table-cell office:value-type="string" table:style-name="ce42">
              <text:p>revision 1.0b, section 6</text:p>
            </table:table-cell>
            <table:table-cell office:value-type="string" table:content-validation-name="val1" table:style-name="ce44">
              <text:p>Issue write and cause SC=Conflicting Attributes</text:p>
            </table:table-cell>
            <table:table-cell office:value-type="string" table:style-name="ce12">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7">
              <text:p>NOTE: Similar test exists at GrpNVMWriteCmd/ConflictAtrib_r10b.</text:p>
            </table:table-cell>
            <table:table-cell table:number-columns-repeated="16377" table:style-name="ce1"/>
          </table:table-row>
          <table:table-row table:style-name="ro13" table:visibility="collapse">
            <table:table-cell table:style-name="ce41"/>
            <table:covered-table-cell/>
            <table:table-cell office:value-type="string" table:style-name="ce13">
              <text:p>FUA_r10b</text:p>
            </table:table-cell>
            <table:table-cell office:value-type="string" table:style-name="ce42">
              <text:p>revision 1.0b, section 6</text:p>
            </table:table-cell>
            <table:table-cell office:value-type="string" table:content-validation-name="val1" table:style-name="ce44">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LimitedRetry_r10b</text:p>
            </table:table-cell>
            <table:table-cell office:value-type="string" table:style-name="ce42">
              <text:p>revision 1.0b, section 6</text:p>
            </table:table-cell>
            <table:table-cell office:value-type="string" table:content-validation-name="val1" table:style-name="ce44">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visibility="collapse">
            <table:table-cell table:style-name="ce41"/>
            <table:covered-table-cell/>
            <table:table-cell office:value-type="string" table:style-name="ce52">
              <text:p>ProtInfo_r10b</text:p>
            </table:table-cell>
            <table:table-cell office:value-type="string" table:style-name="ce42">
              <text:p>revision 1.0b, section 6</text:p>
            </table:table-cell>
            <table:table-cell office:value-type="string" table:content-validation-name="val1" table:style-name="ce44">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5" table:visibility="collapse">
            <table:table-cell table:style-name="ce41"/>
            <table:covered-table-cell/>
            <table:table-cell office:value-type="string" table:style-name="ce52">
              <text:p>InvalProtInfo_r10b</text:p>
            </table:table-cell>
            <table:table-cell office:value-type="string" table:style-name="ce42">
              <text:p>revision 1.0b, section 6</text:p>
            </table:table-cell>
            <table:table-cell office:value-type="string" table:content-validation-name="val1" table:style-name="ce44">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visibility="collapse">
            <table:table-cell table:style-name="ce41"/>
            <table:covered-table-cell/>
            <table:table-cell office:value-type="string" table:style-name="ce52">
              <text:p>ILBRT_r10b</text:p>
            </table:table-cell>
            <table:table-cell office:value-type="string" table:style-name="ce42">
              <text:p>revision 1.0b, section 6</text:p>
            </table:table-cell>
            <table:table-cell office:value-type="string" table:content-validation-name="val1" table:style-name="ce44">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visibility="collapse">
            <table:table-cell table:style-name="ce41"/>
            <table:covered-table-cell/>
            <table:table-cell office:value-type="string" table:style-name="ce52">
              <text:p>LBATM_r10b</text:p>
            </table:table-cell>
            <table:table-cell office:value-type="string" table:style-name="ce42">
              <text:p>revision 1.0b, section 6</text:p>
            </table:table-cell>
            <table:table-cell office:value-type="string" table:content-validation-name="val1" table:style-name="ce44">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visibility="collapse">
            <table:table-cell table:style-name="ce41"/>
            <table:covered-table-cell/>
            <table:table-cell office:value-type="string" table:style-name="ce52">
              <text:p>LBAT_r10b</text:p>
            </table:table-cell>
            <table:table-cell office:value-type="string" table:style-name="ce42">
              <text:p>revision 1.0b, section 6</text:p>
            </table:table-cell>
            <table:table-cell office:value-type="string" table:content-validation-name="val1" table:style-name="ce44">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8">
              <text:p>RsvdBitsInPRP_r10b</text:p>
            </table:table-cell>
            <table:table-cell office:value-type="string" table:style-name="ce42">
              <text:p>revision 1.0b, section 4</text:p>
            </table:table-cell>
            <table:table-cell office:value-type="string" table:content-validation-name="val1" table:style-name="ce44">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visibility="collapse">
            <table:table-cell table:style-name="ce41"/>
            <table:covered-table-cell/>
            <table:table-cell office:value-type="string" table:style-name="ce13">
              <text:p>PRPOffsetSinglePgSingleBlk_r10b</text:p>
            </table:table-cell>
            <table:table-cell office:value-type="string" table:style-name="ce42">
              <text:p>revision 1.0b, section 6</text:p>
            </table:table-cell>
            <table:table-cell office:value-type="string" table:content-validation-name="val1" table:style-name="ce44">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visibility="collapse">
            <table:table-cell table:style-name="ce41"/>
            <table:covered-table-cell/>
            <table:table-cell office:value-type="string" table:style-name="ce13">
              <text:p>PRPOffsetSinglePgMultiBlk_r10b</text:p>
            </table:table-cell>
            <table:table-cell office:value-type="string" table:style-name="ce42">
              <text:p>revision 1.0b, section 6</text:p>
            </table:table-cell>
            <table:table-cell office:value-type="string" table:content-validation-name="val1" table:style-name="ce44">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visibility="collapse">
            <table:table-cell table:style-name="ce41"/>
            <table:covered-table-cell/>
            <table:table-cell office:value-type="string" table:style-name="ce13">
              <text:p>PRPOffsetDualPgMultiBlk_r10b</text:p>
            </table:table-cell>
            <table:table-cell office:value-type="string" table:style-name="ce42">
              <text:p>revision 1.0b, section 6</text:p>
            </table:table-cell>
            <table:table-cell office:value-type="string" table:content-validation-name="val1" table:style-name="ce44">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visibility="collapse">
            <table:table-cell table:style-name="ce41"/>
            <table:covered-table-cell/>
            <table:table-cell office:value-type="string" table:style-name="ce13">
              <text:p>PRPOffsetMultiPgMultiBlk_r10b</text:p>
            </table:table-cell>
            <table:table-cell office:value-type="string" table:style-name="ce42">
              <text:p>revision 1.0b, section 6</text:p>
            </table:table-cell>
            <table:table-cell office:value-type="string" table:content-validation-name="val1" table:style-name="ce44">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visibility="collapse">
            <table:table-cell table:style-name="ce41"/>
            <table:covered-table-cell/>
            <table:table-cell office:value-type="string" table:style-name="ce13">
              <text:p>StartingLBABare_r10b</text:p>
            </table:table-cell>
            <table:table-cell office:value-type="string" table:style-name="ce42">
              <text:p>revision 1.0b, section 6</text:p>
            </table:table-cell>
            <table:table-cell office:value-type="string" table:content-validation-name="val1" table:style-name="ce44">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Meta_r10b</text:p>
            </table:table-cell>
            <table:table-cell office:value-type="string" table:style-name="ce42">
              <text:p>revision 1.0b, section 6</text:p>
            </table:table-cell>
            <table:table-cell office:value-type="string" table:content-validation-name="val1" table:style-name="ce44">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1"/>
            <table:covered-table-cell/>
            <table:table-cell office:value-type="string" table:style-name="ce13">
              <text:p>StartingLBAE2E_r10b</text:p>
            </table:table-cell>
            <table:table-cell office:value-type="string" table:style-name="ce42">
              <text:p>revision 1.0b, section 6</text:p>
            </table:table-cell>
            <table:table-cell office:value-type="string" table:content-validation-name="val1" table:style-name="ce44">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1"/>
            <table:covered-table-cell/>
            <table:table-cell office:value-type="string" table:style-name="ce13">
              <text:p>NLBABare_r10b</text:p>
            </table:table-cell>
            <table:table-cell office:value-type="string" table:style-name="ce42">
              <text:p>revision 1.0b, section 6</text:p>
            </table:table-cell>
            <table:table-cell office:value-type="string" table:content-validation-name="val1" table:style-name="ce44">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visibility="collapse">
            <table:table-cell table:style-name="ce41"/>
            <table:covered-table-cell/>
            <table:table-cell office:value-type="string" table:style-name="ce13">
              <text:p>NLBAMeta_r10b</text:p>
            </table:table-cell>
            <table:table-cell office:value-type="string" table:style-name="ce42">
              <text:p>revision 1.0b, section 6</text:p>
            </table:table-cell>
            <table:table-cell office:value-type="string" table:content-validation-name="val1" table:style-name="ce44">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visibility="collapse">
            <table:table-cell table:style-name="ce41"/>
            <table:covered-table-cell/>
            <table:table-cell office:value-type="string" table:style-name="ce13">
              <text:p>NLBAE2E_r10b</text:p>
            </table:table-cell>
            <table:table-cell office:value-type="string" table:style-name="ce42">
              <text:p>revision 1.0b, section 6</text:p>
            </table:table-cell>
            <table:table-cell office:value-type="string" table:content-validation-name="val1" table:style-name="ce44">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visibility="collapse">
            <table:table-cell table:style-name="ce7"/>
            <table:covered-table-cell/>
            <table:table-cell office:value-type="string" table:style-name="ce13">
              <text:p>CapacityExceedBare_r10b</text:p>
            </table:table-cell>
            <table:table-cell office:value-type="string" table:style-name="ce42">
              <text:p>revision 1.0b, section 4,6</text:p>
            </table:table-cell>
            <table:table-cell office:value-type="string" table:content-validation-name="val1" table:style-name="ce44">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22" table:visibility="collapse">
            <table:table-cell table:style-name="ce41"/>
            <table:covered-table-cell/>
            <table:table-cell office:value-type="string" table:style-name="ce13">
              <text:p>CapacityExceedMeta_r10b</text:p>
            </table:table-cell>
            <table:table-cell office:value-type="string" table:style-name="ce42">
              <text:p>revision 1.0b, section 4,6</text:p>
            </table:table-cell>
            <table:table-cell office:value-type="string" table:content-validation-name="val1" table:style-name="ce44">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22" table:visibility="collapse">
            <table:table-cell table:style-name="ce41"/>
            <table:covered-table-cell/>
            <table:table-cell office:value-type="string" table:style-name="ce13">
              <text:p>CapacityExceedE2E_r10b</text:p>
            </table:table-cell>
            <table:table-cell office:value-type="string" table:style-name="ce42">
              <text:p>revision 1.0b, section 4,6</text:p>
            </table:table-cell>
            <table:table-cell office:value-type="string" table:content-validation-name="val1" table:style-name="ce44">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8">
            <text:p>GrpInterrupts</text:p>
          </table:table-cell>
          <table:table-cell office:value-type="string" table:number-columns-spanned="1" table:number-rows-spanned="10" table:style-name="ce60">
            <text:p>MSI-single, MSI-multi, MSI-X test cases.</text:p>
          </table:table-cell>
          <table:table-cell office:value-type="string" table:style-name="ce13">
            <text:p>InvalidMSIXIRQ_r10b</text:p>
          </table:table-cell>
          <table:table-cell office:value-type="string" table:style-name="ce42">
            <text:p>revision 1.0b, section 4,7</text:p>
          </table:table-cell>
          <table:table-cell office:value-type="string" table:content-validation-name="val1" table:style-name="ce44">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visibility="collapse">
            <table:table-cell table:style-name="ce41"/>
            <table:covered-table-cell/>
            <table:table-cell office:value-type="string" table:style-name="ce13">
              <text:p>InvalidMSIIRQ_r10b</text:p>
            </table:table-cell>
            <table:table-cell office:value-type="string" table:style-name="ce42">
              <text:p>revision 1.0b, section 4,7</text:p>
            </table:table-cell>
            <table:table-cell office:value-type="string" table:content-validation-name="val1" table:style-name="ce44">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visibility="collapse">
            <table:table-cell table:style-name="ce41"/>
            <table:covered-table-cell/>
            <table:table-cell office:value-type="string" table:style-name="ce13">
              <text:p>MaxIOQMSIX1To1_r10b</text:p>
            </table:table-cell>
            <table:table-cell office:value-type="string" table:style-name="ce42">
              <text:p>revision 1.0b, section 4,7</text:p>
            </table:table-cell>
            <table:table-cell office:value-type="string" table:content-validation-name="val1" table:style-name="ce44">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visibility="collapse">
            <table:table-cell table:style-name="ce41"/>
            <table:covered-table-cell/>
            <table:table-cell office:value-type="string" table:style-name="ce13">
              <text:p>MaxIOQMSIMulti1To1_r10b</text:p>
            </table:table-cell>
            <table:table-cell office:value-type="string" table:style-name="ce42">
              <text:p>revision 1.0b, section 4,7</text:p>
            </table:table-cell>
            <table:table-cell office:value-type="string" table:content-validation-name="val1" table:style-name="ce44">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visibility="collapse">
            <table:table-cell table:style-name="ce41"/>
            <table:covered-table-cell/>
            <table:table-cell office:value-type="string" table:style-name="ce13">
              <text:p>MaxIOQMSISingle1To1_r10b</text:p>
            </table:table-cell>
            <table:table-cell office:value-type="string" table:style-name="ce42">
              <text:p>revision 1.0b, section 4,7</text:p>
            </table:table-cell>
            <table:table-cell office:value-type="string" table:content-validation-name="val1" table:style-name="ce44">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visibility="collapse">
            <table:table-cell table:style-name="ce41"/>
            <table:covered-table-cell/>
            <table:table-cell office:value-type="string" table:style-name="ce13">
              <text:p>MaxIOQMSIXManyTo1_r10b</text:p>
            </table:table-cell>
            <table:table-cell office:value-type="string" table:style-name="ce42">
              <text:p>revision 1.0b, section 4,7</text:p>
            </table:table-cell>
            <table:table-cell office:value-type="string" table:content-validation-name="val1" table:style-name="ce44">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visibility="collapse">
            <table:table-cell table:style-name="ce41"/>
            <table:covered-table-cell/>
            <table:table-cell office:value-type="string" table:style-name="ce13">
              <text:p>MaxIOQMSIManyTo1_r10b</text:p>
            </table:table-cell>
            <table:table-cell office:value-type="string" table:style-name="ce42">
              <text:p>revision 1.0b, section 4,7</text:p>
            </table:table-cell>
            <table:table-cell office:value-type="string" table:content-validation-name="val1" table:style-name="ce44">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visibility="collapse">
            <table:table-cell table:style-name="ce41"/>
            <table:covered-table-cell/>
            <table:table-cell office:value-type="string" table:style-name="ce52">
              <text:p>PinBased_r10b</text:p>
            </table:table-cell>
            <table:table-cell office:value-type="string" table:style-name="ce42">
              <text:p>revision 1.0b, section 4,7</text:p>
            </table:table-cell>
            <table:table-cell office:value-type="string" table:content-validation-name="val1" table:style-name="ce44">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visibility="collapse">
            <table:table-cell table:style-name="ce41"/>
            <table:covered-table-cell/>
            <table:table-cell office:value-type="string" table:style-name="ce13">
              <text:p>PartialReapMSIX</text:p>
            </table:table-cell>
            <table:table-cell office:value-type="string" table:style-name="ce42">
              <text:p>revision 1.0b, section 4,7</text:p>
            </table:table-cell>
            <table:table-cell office:value-type="string" table:content-validation-name="val1" table:style-name="ce44">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19" table:visibility="collapse">
            <table:table-cell table:style-name="ce41"/>
            <table:covered-table-cell/>
            <table:table-cell office:value-type="string" table:style-name="ce13">
              <text:p>MSIInternalISReg</text:p>
            </table:table-cell>
            <table:table-cell office:value-type="string" table:style-name="ce42">
              <text:p>revision 1.0b, section 7</text:p>
            </table:table-cell>
            <table:table-cell office:value-type="string" table:content-validation-name="val1" table:style-name="ce44">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2">
          <table:table-cell office:value-type="string" table:style-name="ce38">
            <text:p>GrpAdminDeleteIOSQCmd</text:p>
          </table:table-cell>
          <table:table-cell office:value-type="string" table:number-columns-spanned="1" table:number-rows-spanned="4" table:style-name="ce60">
            <text:p>Admin cmd set delete IOSQ test cases.</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8"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22" table:visibility="collapse">
            <table:table-cell table:style-name="ce41"/>
            <table:covered-table-cell/>
            <table:table-cell office:value-type="string" table:style-name="ce13">
              <text:p>DeleteFullQ_r10b</text:p>
            </table:table-cell>
            <table:table-cell office:value-type="string" table:style-name="ce42">
              <text:p>revision 1.0b, section 5</text:p>
            </table:table-cell>
            <table:table-cell office:value-type="string" table:content-validation-name="val1" table:style-name="ce44">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7"/>
            <table:table-cell table:number-columns-repeated="16377" table:style-name="ce1"/>
          </table:table-row>
          <table:table-row table:style-name="ro15" table:visibility="collapse">
            <table:table-cell table:style-name="ce41"/>
            <table:covered-table-cell/>
            <table:table-cell office:value-type="string" table:style-name="ce13">
              <text:p>DeleteAllAtOnce_r10b</text:p>
            </table:table-cell>
            <table:table-cell office:value-type="string" table:style-name="ce42">
              <text:p>revision 1.0b, section 5</text:p>
            </table:table-cell>
            <table:table-cell office:value-type="string" table:content-validation-name="val1" table:style-name="ce44">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2">
          <table:table-cell office:value-type="string" table:style-name="ce38">
            <text:p>GrpAdminDeleteIOCQCmd</text:p>
          </table:table-cell>
          <table:table-cell office:value-type="string" table:number-columns-spanned="1" table:number-rows-spanned="4" table:style-name="ce60">
            <text:p>Admin cmd set delete IOCQ test cases.</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8"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4" table:visibility="collapse">
            <table:table-cell table:style-name="ce41"/>
            <table:covered-table-cell/>
            <table:table-cell office:value-type="string" table:style-name="ce13">
              <text:p>DeleteFullQ_r10b</text:p>
            </table:table-cell>
            <table:table-cell office:value-type="string" table:style-name="ce42">
              <text:p>revision 1.0b, section 5</text:p>
            </table:table-cell>
            <table:table-cell office:value-type="string" table:content-validation-name="val1" table:style-name="ce44">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7"/>
            <table:table-cell table:number-columns-repeated="16377" table:style-name="ce1"/>
          </table:table-row>
          <table:table-row table:style-name="ro20" table:visibility="collapse">
            <table:table-cell table:style-name="ce41"/>
            <table:covered-table-cell/>
            <table:table-cell office:value-type="string" table:style-name="ce13">
              <text:p>DeleteAllAtOnce_r10b</text:p>
            </table:table-cell>
            <table:table-cell office:value-type="string" table:style-name="ce42">
              <text:p>revision 1.0b, section 5</text:p>
            </table:table-cell>
            <table:table-cell office:value-type="string" table:content-validation-name="val1" table:style-name="ce44">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60">
            <text:p>Admin cmd set create IOCQ test cases only.</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6"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visibility="collapse">
            <table:table-cell table:style-name="ce41"/>
            <table:covered-table-cell/>
            <table:table-cell office:value-type="string" table:style-name="ce13">
              <text:p>MaxQSizeExceed_r10b</text:p>
            </table:table-cell>
            <table:table-cell office:value-type="string" table:style-name="ce42">
              <text:p>revision 1.0b, section 5</text:p>
            </table:table-cell>
            <table:table-cell office:value-type="string" table:content-validation-name="val1" table:style-name="ce44">
              <text:p>Issue CreateIOCQ cause SC=Maximum queue size exceeded</text:p>
            </table:table-cell>
            <table:table-cell office:value-type="string" table:style-name="ce12">
              <text:p>CreateIOCQ cmds specifying DW10.QSIZE ranging from CAP.MQES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0">
            <text:p>Admin cmd set create IOSQ test cases only.</text:p>
          </table:table-cell>
          <table:table-cell office:value-type="string" table:style-name="ce13">
            <text:p>UnsupportRrvdFields_r10b</text:p>
          </table:table-cell>
          <table:table-cell office:value-type="string" table:style-name="ce42">
            <text:p>revision 1.0b, section 5</text:p>
          </table:table-cell>
          <table:table-cell office:value-type="string" table:content-validation-name="val1" table:style-name="ce44">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visibility="collapse">
            <table:table-cell table:style-name="ce41"/>
            <table:covered-table-cell/>
            <table:table-cell office:value-type="string" table:style-name="ce13">
              <text:p>InvalidQID_r10b</text:p>
            </table:table-cell>
            <table:table-cell office:value-type="string" table:style-name="ce42">
              <text:p>revision 1.0b, section 5</text:p>
            </table:table-cell>
            <table:table-cell office:value-type="string" table:content-validation-name="val1" table:style-name="ce44">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visibility="collapse">
            <table:table-cell table:style-name="ce41"/>
            <table:covered-table-cell/>
            <table:table-cell office:value-type="string" table:style-name="ce13">
              <text:p>MaxQSizeExceed_r10b</text:p>
            </table:table-cell>
            <table:table-cell office:value-type="string" table:style-name="ce42">
              <text:p>revision 1.0b, section 5</text:p>
            </table:table-cell>
            <table:table-cell office:value-type="string" table:content-validation-name="val1" table:style-name="ce44">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 to 0xffff, expect failure.</text:p>
            </table:table-cell>
            <table:table-cell table:style-name="ce27"/>
            <table:table-cell table:number-columns-repeated="16377" table:style-name="ce1"/>
          </table:table-row>
          <table:table-row table:style-name="ro7" table:visibility="collapse">
            <table:table-cell table:style-name="ce50"/>
            <table:covered-table-cell/>
            <table:table-cell office:value-type="string" table:style-name="ce13">
              <text:p>CompletionQInvalid_r10b</text:p>
            </table:table-cell>
            <table:table-cell office:value-type="string" table:style-name="ce42">
              <text:p>revision 1.0b, section 5</text:p>
            </table:table-cell>
            <table:table-cell office:value-type="string" table:content-validation-name="val1" table:style-name="ce44">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visibility="collapse">
            <table:table-cell table:style-name="ce50"/>
            <table:covered-table-cell/>
            <table:table-cell office:value-type="string" table:style-name="ce13">
              <text:p>AcceptQPriority_r10b</text:p>
            </table:table-cell>
            <table:table-cell office:value-type="string" table:style-name="ce42">
              <text:p>revision 1.0b, section 5</text:p>
            </table:table-cell>
            <table:table-cell office:value-type="string" table:content-validation-name="val1" table:style-name="ce44">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4">
          <table:table-cell office:value-type="string" table:style-name="ce12">
            <text:p>GrpAdminCreateIOQCmd</text:p>
          </table:table-cell>
          <table:table-cell office:value-type="string" table:number-columns-spanned="1" table:number-rows-spanned="7" table:style-name="ce60">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2">
            <text:p>revision 1.0b, section 5</text:p>
          </table:table-cell>
          <table:table-cell office:value-type="string" table:content-validation-name="val1" table:style-name="ce44">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12" table:visibility="collapse">
            <table:table-cell table:style-name="ce41"/>
            <table:covered-table-cell/>
            <table:table-cell office:value-type="string" table:style-name="ce13">
              <text:p>PRPLessPageContig_r10b</text:p>
            </table:table-cell>
            <table:table-cell office:value-type="string" table:style-name="ce42">
              <text:p>revision 1.0b, section 5</text:p>
            </table:table-cell>
            <table:table-cell office:value-type="string" table:content-validation-name="val1" table:style-name="ce44">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visibility="collapse">
            <table:table-cell table:style-name="ce41"/>
            <table:covered-table-cell/>
            <table:table-cell office:value-type="string" table:style-name="ce13">
              <text:p>PRPLessPageDiscontig_r10b</text:p>
            </table:table-cell>
            <table:table-cell office:value-type="string" table:style-name="ce42">
              <text:p>revision 1.0b, section 5</text:p>
            </table:table-cell>
            <table:table-cell office:value-type="string" table:content-validation-name="val1" table:style-name="ce44">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SinglePageContig_r10b</text:p>
            </table:table-cell>
            <table:table-cell office:value-type="string" table:style-name="ce42">
              <text:p>revision 1.0b, section 5</text:p>
            </table:table-cell>
            <table:table-cell office:value-type="string" table:content-validation-name="val1" table:style-name="ce44">
              <text:p>Create IOQ's backed by 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SinglePageDiscontig_r10b</text:p>
            </table:table-cell>
            <table:table-cell office:value-type="string" table:style-name="ce42">
              <text:p>revision 1.0b, section 5</text:p>
            </table:table-cell>
            <table:table-cell office:value-type="string" table:content-validation-name="val1" table:style-name="ce44">
              <text:p>Create IOQ's backed by dis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GreaterPageContig_r10b</text:p>
            </table:table-cell>
            <table:table-cell office:value-type="string" table:style-name="ce42">
              <text:p>revision 1.0b, section 5</text:p>
            </table:table-cell>
            <table:table-cell office:value-type="string" table:content-validation-name="val1" table:style-name="ce44">
              <text:p>Create IOQ's backed by 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visibility="collapse">
            <table:table-cell table:style-name="ce41"/>
            <table:covered-table-cell/>
            <table:table-cell office:value-type="string" table:style-name="ce13">
              <text:p>PRPGreaterPageDiscontig_r10b</text:p>
            </table:table-cell>
            <table:table-cell office:value-type="string" table:style-name="ce42">
              <text:p>revision 1.0b, section 5</text:p>
            </table:table-cell>
            <table:table-cell office:value-type="string" table:content-validation-name="val1" table:style-name="ce44">
              <text:p>Create IOQ's backed by dis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0">
            <text:p>Admin cmd set firmware activate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0">
            <text:p>Admin cmd set firmware image download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0">
            <text:p>Admin cmd set format NVM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0">
            <text:p>Admin cmd set security send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0">
            <text:p>Admin cmd set security receive test cases.</text:p>
          </table:table-cell>
          <table:table-cell office:value-type="string" table:style-name="ce54">
            <text:p>Identify_r10b</text:p>
          </table:table-cell>
          <table:table-cell office:value-type="string" table:style-name="ce42">
            <text:p>revision 1.0b, section 5</text:p>
          </table:table-cell>
          <table:table-cell office:value-type="string" table:content-validation-name="val1" table:style-name="ce44">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5">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2">
            <text:p>revision 1.0b, section 5</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2">
            <text:p>revision 1.0b, section 4</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2">
            <text:p>revision 1.0b, section 4</text:p>
          </table:table-cell>
          <table:table-cell office:value-type="string" table:content-validation-name="val1" table:style-name="ce44">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3">
            <text:p>TBD</text:p>
          </table:table-cell>
          <table:table-cell office:value-type="string" table:style-name="ce42">
            <text:p>revision 1.0b, section ???</text:p>
          </table:table-cell>
          <table:table-cell office:value-type="string" table:content-validation-name="val1" table:style-name="ce44">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1"/>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5"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2-29T16:22:52Z</dc:date>
    <meta:print-date>2012-02-10T16:57:31Z</meta:print-date>
  </office:meta>
</office:document-meta>
</file>